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8_09-24-52_000.jpg</text:p>
          </table:table-cell>
          <table:table-cell table:style-name="ce25" office:value-type="string">
            <text:p>:PHOTO 記録 / @自室 / target=充電：シェーバー / for=~ / occation=開始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2]=&quot;&quot;;[.C2];CONCATENATE([.C2];&quot; / &quot;;[.E2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8_12-00-18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8_16-52-55_000.jpg</text:p>
          </table:table-cell>
          <table:table-cell table:style-name="ce25" office:value-type="string">
            <text:p>:m 1-2*2 RES / JVEMV6 64#80_1 / 『「南京大虐殺のまぼろし」』 著者=鈴木明 / p.17 / w:~,topic:年表 / N+</text:p>
          </table:table-cell>
          <table:table-cell table:style-name="ce17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4" table:formula="of:=IF([.E4]=&quot;&quot;;[.C4];CONCATENATE([.C4];&quot; / &quot;;[.E4]))" office:value-type="string" office:string-value=":m 1-2*2 RES / JVEMV6 64#80_1 / 『「南京大虐殺のまぼろし」』 著者=鈴木明 / p.17 / w:~,topic:年表 / N+">
            <text:p>:m 1-2*2 RES / JVEMV6 64#80_1 / 『「南京大虐殺のまぼろし」』 著者=鈴木明 / p.17 / w:~,topic:年表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8_18-03-18_000.jpg</text:p>
          </table:table-cell>
          <table:table-cell table:style-name="ce25" office:value-type="string">
            <text:p>:m RES 1*1 / free# JVEMV6 68#A.1_1 / 68. theoretical-physics(tp) / A.1. mathematics / topics=多様体,w:,other=~;think~ / N+</text:p>
          </table:table-cell>
          <table:table-cell table:style-name="ce1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5]=&quot;&quot;;[.C5];CONCATENATE([.C5];&quot; / &quot;;[.E5]))" office:value-type="string" office:string-value=":m RES 1*1 / free# JVEMV6 68#A.1_1 / 68. theoretical-physics(tp) / A.1. mathematics / topics=多様体,w:,other=~;think~ / N+">
            <text:p>:m RES 1*1 / free# JVEMV6 68#A.1_1 / 68. theoretical-physics(tp) / A.1. mathematics / topics=多様体,w: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8_19-18-47_000.jpg</text:p>
          </table:table-cell>
          <table:table-cell table:style-name="ce25" office:value-type="string">
            <text:p>:m music / 尺八,shakuhachi / bamboo / content=書き出し、楽譜,for=peccata-mundi;さくら</text:p>
          </table:table-cell>
          <table:table-cell table:style-name="ce16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4" table:formula="of:=IF([.E6]=&quot;&quot;;[.C6];CONCATENATE([.C6];&quot; / &quot;;[.E6]))" office:value-type="string" office:string-value=":m music / 尺八,shakuhachi / bamboo / content=書き出し、楽譜,for=peccata-mundi;さくら">
            <text:p>:m music / 尺八,shakuhachi / bamboo / content=書き出し、楽譜,for=peccata-mundi;さく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8_20-53-33_000.jpg</text:p>
          </table:table-cell>
          <table:table-cell table:style-name="ce25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29_00-25-07_000.jpg</text:p>
          </table:table-cell>
          <table:table-cell table:style-name="ce25" office:value-type="string">
            <text:p>:PHOTO 記録 / 経過記録；作ったもの / food=焼酎漬け / material=生姜：濁り、あり：１かたまり；liquor=麦焼酎：200ml,time=1229-0022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生姜：濁り、あり：１かたまり；liquor=麦焼酎：200ml,time=1229-0022,container=silver-cap / type=通常">
            <text:p>:PHOTO 記録 / 経過記録；作ったもの / food=焼酎漬け / material=生姜：濁り、あり：１かたまり；liquor=麦焼酎：20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29_00-25-16_000.jpg</text:p>
          </table:table-cell>
          <table:table-cell table:style-name="ce25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87341 E-139-34-48.885498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29_00-25-52_000.jpg</text:p>
          </table:table-cell>
          <table:table-cell table:style-name="ce25" office:value-type="string">
            <text:p>:PHOTO 記録 / 経過記録；作ったもの / food=焼酎漬け / material=ディル：１パック；liquor=麦焼酎：100ml,time=1229-0022,container=silver-cap:small / type=通常</text:p>
          </table:table-cell>
          <table:table-cell table:style-name="ce18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ディル：１パック；liquor=麦焼酎：100ml,time=1229-0022,container=silver-cap:small / type=通常">
            <text:p>:PHOTO 記録 / 経過記録；作ったもの / food=焼酎漬け / material=ディル：１パック；liquor=麦焼酎：100ml,time=1229-0022,container=silver-cap:small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29_00-26-10_000.jpg</text:p>
          </table:table-cell>
          <table:table-cell table:style-name="ce25" office:value-type="string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16"/>
          <table:table-cell table:style-name="ce4"/>
          <table:table-cell table:style-name="ce4" office:value-type="string">
            <text:p>N-35-35-28.49121 E-139-34-49.160156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エゴマ：１パック；liquor=麦焼酎：250ml,time=1229-0022,container=silver-cap:medium / type=通常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9_00-29-50_000.jpg</text:p>
          </table:table-cell>
          <table:table-cell table:style-name="ce17" office:value-type="string">
            <text:p>:PHOTO 記録 / 経過記録；作ったもの / food=焼酎漬け / material=スペアミント：１パック；liquor=麦焼酎:200ml,time=1227-0108,container=silver-cap,other=~,type=通常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スペアミント：１パック；liquor=麦焼酎:200ml,time=1227-0108,container=silver-cap,other=~,type=通常">
            <text:p>:PHOTO 記録 / 経過記録；作ったもの / food=焼酎漬け / material=スペアミント：１パック；liquor=麦焼酎:200ml,time=1227-0108,container=silver-cap,other=~,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29_00-30-00_000.jpg</text:p>
          </table:table-cell>
          <table:table-cell table:style-name="ce18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2-29_03-29-30_000.jpg</text:p>
          </table:table-cell>
          <table:table-cell table:style-name="ce19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29_03-36-13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29_09-26-59_000.jpg</text:p>
          </table:table-cell>
          <table:table-cell table:style-name="ce8" office:value-type="string">
            <text:p>:PHOTO 記録 / @自室 / what=電池交換 / for=掛け時計：室内</text:p>
          </table:table-cell>
          <table:table-cell table:style-name="ce16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6]=&quot;&quot;;[.C16];CONCATENATE([.C16];&quot; / &quot;;[.E16]))" office:value-type="string" office:string-value=":PHOTO 記録 / @自室 / what=電池交換 / for=掛け時計：室内">
            <text:p>:PHOTO 記録 / @自室 / what=電池交換 / for=掛け時計：室内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8_14-40-23_000.mp4</text:p>
          </table:table-cell>
          <table:table-cell table:style-name="ce8" office:value-type="string">
            <text:p>:VIDEO / @自室 / 記録 / jap.flute-bamboo / 演奏、play / b-2020-1228-1 / genr=f-N:composition-relay-15:western-european-like-melody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228-1 / genr=f-N:composition-relay-15:western-european-like-melody">
            <text:p>:VIDEO / @自室 / 記録 / jap.flute-bamboo / 演奏、play / b-2020-1228-1 / genr=f-N:composition-relay-15:western-european-like-melod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8_18-33-37_000.mp4</text:p>
          </table:table-cell>
          <table:table-cell table:style-name="ce8" office:value-type="string">
            <text:p>:VIDEO / @自室 / 記録 / jap.flute-bamboo / 演奏、play / b-2020-1228-2 / genr=f-N:composition-relay-16,other=i.f._peccata-mundi</text:p>
          </table:table-cell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228-2 / genr=f-N:composition-relay-16,other=i.f._peccata-mundi">
            <text:p>:VIDEO / @自室 / 記録 / jap.flute-bamboo / 演奏、play / b-2020-1228-2 / genr=f-N:composition-relay-16,other=i.f._peccata-mundi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8_19-03-25_000.mp4</text:p>
          </table:table-cell>
          <table:table-cell table:style-name="ce8" office:value-type="string">
            <text:p>:VIDEO / @自室 / 記録 / jap.flute / 演奏、play / f-2020-1228-1 / genr=f-N:relay-19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 / 演奏、play / f-2020-1228-1 / genr=f-N:relay-19">
            <text:p>:VIDEO / @自室 / 記録 / jap.flute / 演奏、play / f-2020-1228-1 / genr=f-N:relay-1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8_19-07-25_000.mp4</text:p>
          </table:table-cell>
          <table:table-cell table:style-name="ce8" office:value-type="string">
            <text:p>:VIDEO / @自室 / 記録 / jap.flute / 演奏、play / f-2020-1228-1 / genr=f-rev:relay-19,for=ph-N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 / 演奏、play / f-2020-1228-1 / genr=f-rev:relay-19,for=ph-N">
            <text:p>:VIDEO / @自室 / 記録 / jap.flute / 演奏、play / f-2020-1228-1 / genr=f-rev:relay-19,for=ph-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2020/12/29</text:date>, <text:time>10:4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9T10:43:32.61</dc:date>
    <dc:creator>iwabuchi ken</dc:creator>
    <meta:editing-duration>P29DT18H57M49S</meta:editing-duration>
    <meta:editing-cycles>11108</meta:editing-cycles>
    <meta:document-statistic meta:table-count="1" meta:cell-count="468" meta:object-count="0"/>
  </office:meta>
</office:document-meta>
</file>